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330d" officeooo:paragraph-rsid="0014330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-asian="Symbol" style:font-name-complex="Symbol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fo:color="#0000ff" style:font-name="Times" style:font-name-complex="Times" style:font-style-complex="italic" text:display="none"/>
    </style:style>
    <style:style style:name="P5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P6" style:family="paragraph" style:parent-style-name="Standard">
      <style:paragraph-properties fo:margin-left="0in" fo:margin-right="0.25in" fo:text-indent="0in" style:auto-text-indent="false"/>
    </style:style>
    <style:style style:name="P7" style:family="paragraph" style:parent-style-name="Footer">
      <style:text-properties style:font-name-asian="Symbol" style:font-name-complex="Symbol"/>
    </style:style>
    <style:style style:name="P8" style:family="paragraph" style:parent-style-name="Standard">
      <style:text-properties fo:font-weight="bold" officeooo:rsid="001ea57a" officeooo:paragraph-rsid="001ea57a" style:font-weight-asian="bold" style:font-weight-complex="bold"/>
    </style:style>
    <style:style style:name="P9" style:family="paragraph" style:parent-style-name="Standard">
      <style:text-properties fo:font-weight="bold" officeooo:rsid="001ee6cf" officeooo:paragraph-rsid="001ee6cf" style:font-weight-asian="bold" style:font-weight-complex="bold"/>
    </style:style>
    <style:style style:name="P10" style:family="paragraph" style:parent-style-name="Standard">
      <style:text-properties fo:font-weight="bold" officeooo:rsid="001f8db3" officeooo:paragraph-rsid="001f8db3" style:font-weight-asian="bold" style:font-weight-complex="bold"/>
    </style:style>
    <style:style style:name="P11" style:family="paragraph" style:parent-style-name="Standard" style:list-style-name="WW8Num9"/>
    <style:style style:name="P12" style:family="paragraph" style:parent-style-name="Standard" style:list-style-name="WW8Num9">
      <style:text-properties officeooo:paragraph-rsid="00210c64"/>
    </style:style>
    <style:style style:name="P13" style:family="paragraph" style:parent-style-name="Standard">
      <style:text-properties officeooo:paragraph-rsid="00173bd1"/>
    </style:style>
    <style:style style:name="P14" style:family="paragraph" style:parent-style-name="Standard">
      <style:text-properties officeooo:rsid="001995bd" officeooo:paragraph-rsid="001995bd"/>
    </style:style>
    <style:style style:name="P15" style:family="paragraph" style:parent-style-name="Standard">
      <style:text-properties officeooo:rsid="001b2a58" officeooo:paragraph-rsid="001b2a58"/>
    </style:style>
    <style:style style:name="P16" style:family="paragraph" style:parent-style-name="Standard">
      <style:text-properties officeooo:rsid="001b981d" officeooo:paragraph-rsid="001b981d"/>
    </style:style>
    <style:style style:name="P17" style:family="paragraph" style:parent-style-name="Standard" style:list-style-name="WW8Num4">
      <style:text-properties officeooo:rsid="001d058f" officeooo:paragraph-rsid="001d058f"/>
    </style:style>
    <style:style style:name="P18" style:family="paragraph" style:parent-style-name="Standard">
      <style:text-properties officeooo:rsid="001ea57a" officeooo:paragraph-rsid="001ea57a"/>
    </style:style>
    <style:style style:name="P19" style:family="paragraph" style:parent-style-name="Standard">
      <style:text-properties officeooo:rsid="001ee6cf" officeooo:paragraph-rsid="001ee6cf"/>
    </style:style>
    <style:style style:name="P20" style:family="paragraph" style:parent-style-name="Standard">
      <style:text-properties officeooo:rsid="001f8db3" officeooo:paragraph-rsid="001f8db3"/>
    </style:style>
    <style:style style:name="P21" style:family="paragraph" style:parent-style-name="Standard">
      <style:text-properties officeooo:rsid="0020b92a" officeooo:paragraph-rsid="0020b92a"/>
    </style:style>
    <style:style style:name="P22" style:family="paragraph" style:parent-style-name="Standard">
      <style:text-properties officeooo:paragraph-rsid="0018a709"/>
    </style:style>
    <style:style style:name="P23" style:family="paragraph" style:parent-style-name="Heading" style:master-page-name="Standard">
      <style:paragraph-properties style:page-number="auto"/>
      <style:text-properties officeooo:rsid="0014330d" officeooo:paragraph-rsid="0014330d"/>
    </style:style>
    <style:style style:name="P24" style:family="paragraph" style:parent-style-name="Text_20_body">
      <style:paragraph-properties fo:margin-left="0in" fo:margin-right="0in" fo:text-indent="0in" style:auto-text-indent="false"/>
      <style:text-properties officeooo:rsid="001ee6cf" officeooo:paragraph-rsid="001ee6cf"/>
    </style:style>
    <style:style style:name="P25" style:family="paragraph" style:parent-style-name="Heading_20_2">
      <style:paragraph-properties fo:margin-left="0in" fo:margin-right="0in" fo:text-indent="0in" style:auto-text-indent="false"/>
    </style:style>
    <style:style style:name="P26" style:family="paragraph" style:parent-style-name="InfoBlue">
      <style:text-properties officeooo:paragraph-rsid="001ea57a"/>
    </style:style>
    <style:style style:name="T1" style:family="text">
      <style:text-properties officeooo:rsid="0014330d"/>
    </style:style>
    <style:style style:name="T2" style:family="text">
      <style:text-properties style:font-name="Symbol"/>
    </style:style>
    <style:style style:name="T3" style:family="text">
      <style:text-properties style:font-name-asian="Symbol" style:font-name-complex="Symbol"/>
    </style:style>
    <style:style style:name="T4" style:family="text">
      <style:text-properties text:display="none"/>
    </style:style>
    <style:style style:name="T5" style:family="text">
      <style:text-properties fo:color="#0000ff" style:font-name="Times" style:font-name-complex="Times" style:font-style-complex="italic" text:display="none"/>
    </style:style>
    <style:style style:name="T6" style:family="text">
      <style:text-properties fo:color="#0000ff" style:font-name="Times" fo:font-weight="bold" style:font-weight-asian="bold" style:font-name-complex="Times" style:font-style-complex="italic" style:font-weight-complex="bold" text:display="none"/>
    </style:style>
    <style:style style:name="T7" style:family="text">
      <style:text-properties style:text-position="super 58%" text:display="non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text:display="none"/>
    </style:style>
    <style:style style:name="T10" style:family="text">
      <style:text-properties officeooo:rsid="00173bd1"/>
    </style:style>
    <style:style style:name="T11" style:family="text">
      <style:text-properties officeooo:rsid="0018a7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WattaFood</text:p>
      <text:p text:style-name="Heading">Architecture Notebook</text:p>
      <text:p text:style-name="Standard"/>
      <text:p text:style-name="Standard"><text:span text:style-name="T5">There is guidance within this template that appears in a style named InfoBlue. This style has a hidden font attribute that allows you to toggle whether it is visible or hidden in this template. Use the </text:span><text:span text:style-name="T4">Microsoft</text:span><text:span text:style-name="T7">® </text:span><text:span text:style-name="T4">Word</text:span><text:span text:style-name="T7">®</text:span><text:span text:style-name="T5"> menu </text:span><text:span text:style-name="T6">Tools &gt; Options &gt; View &gt; Hidden Text </text:span><text:span text:style-name="T5">check box to toggle this setting. There is also an option for printing: </text:span><text:span text:style-name="T6">Tools &gt; Options &gt; Print</text:span><text:span text:style-name="T5">.</text:span></text:p>
      <text:p text:style-name="P4"/>
      <text:h text:style-name="Heading_20_1" text:outline-level="1">Purpose</text:h>
      <text:p text:style-name="P14">Este documento descrebe a filosofia, decisões, justificações, elementos significantes e quaisquer aspectos gerais do sistema que formalizam o design e a implementação.</text:p>
      <text:p text:style-name="InfoBlue"/>
      <text:h text:style-name="Heading_20_1" text:outline-level="1">Architectural goals and philosophy</text:h>
      <text:p text:style-name="P15">A maior preocupação da arquitetura será em facilitar a integração de mais plataformas de entrega.</text:p>
      <text:p text:style-name="P15">O serviço será acessado por diversas plataformas - a maioria sendo mobile.</text:p>
      <text:p text:style-name="P15"/>
      <text:p text:style-name="P15">Para isso, teremos uma camada de acesso dedicada a prover diferentes métodos de acesso ao sistema</text:p>
      <text:p text:style-name="P15">principal.</text:p>
      <text:p text:style-name="P15"/>
      <text:p text:style-name="P15">Não haverão requisitos específicos de hardware.</text:p>
      <text:p text:style-name="InfoBlue"/>
      <text:h text:style-name="Heading_20_1" text:outline-level="1">Assumptions and dependencies</text:h>
      <text:p text:style-name="P15">Dependeremos de kits de desenvolvimento (SDKs) das plataformas-alvo. Assumiremos que estas continuarão</text:p>
      <text:p text:style-name="P15">saudáveis de disponíveis através dos fornecedores.</text:p>
      <text:p text:style-name="InfoBlue"/>
      <text:h text:style-name="Heading_20_1" text:outline-level="1">Architecturally significant requirements</text:h>
      <text:p text:style-name="P16">Monitoramento da dieta</text:p>
      <text:p text:style-name="InfoBlue"/>
      <text:h text:style-name="Heading_20_1" text:outline-level="1">Decisions, constraints, and justifications</text:h>
      <text:list xml:id="list6209114933384704596" text:style-name="WW8Num4">
        <text:list-item>
          <text:p text:style-name="P17">Jamais acessar o banco por fora: Haverá uma camada específica para acesso ao banco. Qualquer acesso ao banco deverá ser feito por essa camada</text:p>
        </text:list-item>
        <text:list-item>
          <text:p text:style-name="P17">Classes deverão ter no máximo 700 linhas ou 12 métodos. Se uma classe superar estes limites, deverá ser quebrada em partes menores</text:p>
        </text:list-item>
        <text:list-item>
          <text:p text:style-name="P17">Não usar nenhuma feature das plataformas que seja específico da plataforma. Por exemplo, não usar nenhuma feature de alerta específico das plataformas mobile. A experiência de usuário deverá ser uniforme em todas as plataformas</text:p>
        </text:list-item>
      </text:list>
      <text:h text:style-name="Heading_20_1" text:outline-level="1">Architectural Mechanisms</text:h>
      <text:p text:style-name="P8">Camada de serviço</text:p>
      <text:p text:style-name="P18">Esta é a camada de acesso externo ao serviço principal. Serve para diferenciar plataformas que possam requerer acesso de diferentes métodos. Por exemplo REST ou SOAP.</text:p>
      <text:p text:style-name="P18"/>
      <text:p text:style-name="P8">Camada de acesso ao banco</text:p>
      <text:p text:style-name="P18">Esta deve ser a única camada permitia acesso ao banco. Deve conter um mecanismo integrado com o banco de dados de restringe acesso a quaisquer outros componentes.</text:p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9">Camada de regras de negócio</text:p>
      <text:p text:style-name="P19">Centraliza todas as regras de negócios individuais no mesmo componente.</text:p>
      <text:p text:style-name="P19"/>
      <text:p text:style-name="P9">Camada de log</text:p>
      <text:p text:style-name="P19">Esta camada irá implementar um sistema de logging para todo o sistema. Usaremos isto para gravar informações sobre a execução do sistema. Estas informações serão usadas para verificar a saúde do serviço e para corrigir problemas no sistema.</text:p>
      <text:p text:style-name="P26"/>
      <text:p text:style-name="P24"><text:span text:style-name="T8">Camada de Integração com Infraestrutura</text:span><text:line-break/>Esta camada se integrarça com o sistema operacional que executará o processo do serviço de back-end. Precisaremos de serviços do sistema operacional para implementar os alertas que algumas regras de negócio requerem.</text:p>
      <text:h text:style-name="P25" text:outline-level="2"/>
      <text:h text:style-name="Heading_20_1" text:outline-level="1">Key abstractions</text:h>
      <text:p text:style-name="P10">Roteador de requisições</text:p>
      <text:p text:style-name="P20">Os pedidos serializados vindos das plataformas-alvo deverão ser despachadas para as regras de negócio correspondentes. Este componente faz este roteamento.</text:p>
      <text:p text:style-name="P20"/>
      <text:p text:style-name="P10">Formatador de cadastro</text:p>
      <text:p text:style-name="P20">Existem diversos formulários, todos irão ser validados pelo mesmo componente genérico que garantirá a integridade dos dados antes de entrarem no banco.</text:p>
      <text:p text:style-name="P20"/>
      <text:p text:style-name="P10">Alertas de sistema/plataforma</text:p>
      <text:p text:style-name="P20">Algumas regras de negócio irão disparar alertas (monitoramento por exemplo). Dentro do sistema principal, teremos uma abstração para disparar alertas irrespectivo da plataforma.</text:p>
      <text:p text:style-name="InfoBlue"/>
      <text:h text:style-name="Heading_20_1" text:outline-level="1">Layers or architectural framework</text:h>
      <text:p text:style-name="P21">Iremos usar MVC no sistema. O back-end será exlusivamente o Model. O Control será em parte no back-end e em parte na plataforma final (enviando requisitos REST, típicamente). O View será completamente na plataforma final (por exemplo, usando as bibliotecas de UI Android e iOS).</text:p>
      <text:p text:style-name="InfoBlue"/>
      <text:h text:style-name="Heading_20_1" text:outline-level="1">Architectural views</text:h>
      <text:p text:style-name="P22"/>
      <text:list xml:id="list3767248926941143258" text:style-name="WW8Num9">
        <text:list-item>
          <text:p text:style-name="P12"><text:span text:style-name="T8">Logical: </text:span><text:span text:style-name="T11">Em ordem de fluxo: camada de acesso -&gt; roteador de requisição -&gt; camada de regras de negócio -&gt; camada de banco de dados</text:span></text:p>
        </text:list-item>
        <text:list-item>
          <text:p text:style-name="P12"><text:span text:style-name="T8">Operational:</text:span> <text:span text:style-name="T11">O sistema será single process, mas com uma thread para cada requisição. O banco executará em outro processo.</text:span></text:p>
        </text:list-item>
        <text:list-item>
          <text:p text:style-name="P11"><text:span text:style-name="T8">Use case: </text:span><text:span text:style-name="T11">Monitoramento da dieta.</text:span></text:p>
        </text:list-item>
      </text:list>
      <text:p text:style-name="Standard"><text:bookmark text:name="_PictureBullets"/><text:span text:style-name="InfoBlue_20_Char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0835in" fo:margin-bottom="0.0417in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left="0in" fo:margin-right="0in" fo:text-indent="0.25in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margin-left="0in" fo:margin-right="0in" fo:text-indent="0in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loext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loext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aragraph1" style:family="paragraph" style:parent-style-name="Standard">
      <style:paragraph-properties fo:margin-top="0.0555in" fo:margin-bottom="0in" loext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in" fo:margin-bottom="0.0835in" loext:contextual-spacing="false" fo:keep-together="always"/>
    </style:style>
    <style:style style:name="Paragraph3" style:family="paragraph" style:parent-style-name="Standard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 fo:line-height="100%" fo:orphans="2" fo:widows="2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Footnote" style:family="paragraph" style:parent-style-name="Standard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Main_20_Title" style:display-name="Main Title" style:family="paragraph" style:parent-style-name="Standard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0.5in" fo:margin-right="0.25in" fo:margin-top="0.0835in" fo:margin-bottom="0in" loext:contextual-spacing="false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in" fo:margin-bottom="0.0835in" loext:contextual-spacing="false" fo:orphans="2" fo:widows="2">
        <style:tab-stops>
          <style:tab-stop style:position="0.3752in"/>
          <style:tab-stop style:position="0.8752in"/>
        </style:tab-stops>
      </style:paragraph-properties>
      <style:text-properties fo:color="#0000ff" style:font-name="Times" fo:font-family="Times" style:font-family-generic="roman" style:font-pitch="variable" style:font-name-complex="Times" style:font-family-complex="Times" style:font-family-generic-complex="roman" style:font-pitch-complex="variable" style:font-style-complex="italic"/>
    </style:style>
    <style:style style:name="infoblue" style:family="paragraph" style:parent-style-name="Standard">
      <style:paragraph-properties fo:margin-top="0.0693in" fo:margin-bottom="0.0693in" loext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Tabela_20_NORM_20_2_20_ParaRede" style:display-name="Tabela NORM 2 ParaRede" style:family="paragraph" style:parent-style-name="Standard">
      <style:paragraph-properties fo:margin-left="0.0783in" fo:margin-right="0.0783in" fo:margin-top="0.0417in" fo:margin-bottom="0.0417in" loext:contextual-spacing="false" fo:line-height="0.2083in" fo:keep-together="always" fo:orphans="2" fo:widows="2" fo:text-indent="0in" style:auto-text-indent="false">
        <style:tab-stops>
          <style:tab-stop style:position="0.8752in"/>
        </style:tab-stops>
      </style:paragraph-properties>
      <style:text-properties fo:color="#000000" style:font-name="Verdana" fo:font-family="Verdana" style:font-family-generic="swiss" style:font-pitch="variable" fo:font-size="8pt" fo:language="pt" fo:country="PT" style:font-size-asian="8pt" style:font-name-complex="Verdana" style:font-family-complex="Verdana" style:font-family-generic-complex="swiss" style:font-pitch-complex="variable" style:font-size-complex="8pt" style:font-weight-complex="bold"/>
    </style:style>
    <style:style style:name="bullet1pararede" style:family="paragraph" style:parent-style-name="Standard">
      <style:paragraph-properties fo:margin-top="0.0693in" fo:margin-bottom="0.0693in" loext:contextual-spacing="false" fo:line-height="100%" fo:orphans="2" fo:widows="2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3z1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InfoBlue_20_Char" style:display-name="InfoBlue Char" style:family="text" style:parent-style-name="Default_20_Paragraph_20_Font">
      <style:text-properties fo:color="#0000ff" style:font-name="Times" fo:font-family="Times" style:font-family-generic="roman" style:font-pitch="variable" fo:language="en" fo:country="US" style:font-name-complex="Times" style:font-family-complex="Times" style:font-family-generic-complex="roman" style:font-pitch-complex="variable" style:language-complex="ar" style:country-complex="SA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3z1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0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0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0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0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0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0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0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0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2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2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2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2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2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2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2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2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6479in" fo:margin-left="-0.0799in" table:align="left" style:writing-mode="lr-tb"/>
    </style:style>
    <style:style style:name="Table2.A" style:family="table-column">
      <style:table-column-properties style:column-width="4.4299in"/>
    </style:style>
    <style:style style:name="Table2.B" style:family="table-column">
      <style:table-column-properties style:column-width="2.218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" style:family="table">
      <style:table-properties style:width="6.5875in" fo:margin-left="-0.075in" table:align="left" style:writing-mode="lr-tb"/>
    </style:style>
    <style:style style:name="Table1.A" style:family="table-column">
      <style:table-column-properties style:column-width="2.195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weight="bold" officeooo:rsid="0014330d" officeooo:paragraph-rsid="0014330d" style:font-weight-asian="bold"/>
    </style:style>
    <style:style style:name="MP2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MP3" style:family="paragraph" style:parent-style-name="Standard">
      <style:paragraph-properties fo:margin-left="0in" fo:margin-right="0.25in" fo:text-indent="0in" style:auto-text-indent="false"/>
    </style:style>
    <style:style style:name="MP4" style:family="paragraph" style:parent-style-name="Standard">
      <style:paragraph-properties fo:text-align="center" style:justify-single-word="false"/>
      <style:text-properties style:font-name-asian="Symbol" style:font-name-complex="Symbol"/>
    </style:style>
    <style:style style:name="MP5" style:family="paragraph" style:parent-style-name="Standard">
      <style:paragraph-properties fo:text-align="end" style:justify-single-word="false"/>
    </style:style>
    <style:style style:name="MP6" style:family="paragraph" style:parent-style-name="Footer">
      <style:text-properties style:font-name-asian="Symbol" style:font-name-complex="Symbol"/>
    </style:style>
    <style:style style:name="MT1" style:family="text">
      <style:text-properties officeooo:rsid="0014330d"/>
    </style:style>
    <style:style style:name="MT2" style:family="text">
      <style:text-properties style:font-name="Symbol"/>
    </style:style>
    <style:style style:name="MT3" style:family="text">
      <style:text-properties style:font-name-asian="Symbol" style:font-name-complex="Symbol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number-style style:name="N0">
      <number:number number:min-integer-digits="1"/>
    </number:number-style>
    <number:date-style style:name="N121">
      <number:year number:style="long"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WattaFood</text:p>
            </table:table-cell>
            <table:table-cell table:style-name="Table2.B1" office:value-type="string">
              <text:p text:style-name="MP2"><text:s/></text:p>
            </table:table-cell>
          </table:table-row>
          <table:table-row table:style-name="Table2.1">
            <table:table-cell table:style-name="Table2.A1" office:value-type="string">
              <text:p text:style-name="Standard">Architecture Notebook</text:p>
            </table:table-cell>
            <table:table-cell table:style-name="Table2.B1" office:value-type="string">
              <text:p text:style-name="Standard"><text:s text:c="2"/>Date: <text:s/>&lt;<text:span text:style-name="MT1">10</text:span>/<text:span text:style-name="MT1">04</text:span>/<text:span text:style-name="MT1">18</text:span>&gt;</text:p>
            </table:table-cell>
          </table:table-row>
        </table:table>
        <text:p text:style-name="Header"/>
      </style:header>
      <style:foot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3">Confidential</text:p>
            </table:table-cell>
            <table:table-cell table:style-name="Table1.A1" office:value-type="string">
              <text:p text:style-name="MP4"><text:span text:style-name="MT2"></text:span><text:user-defined style:data-style-name="N0" text:name="Company"/>, <text:date style:data-style-name="N121" text:date-value="2018-04-10T17:49:50.567297372">2018</text:date></text:p>
            </table:table-cell>
            <table:table-cell table:style-name="Table1.A1" office:value-type="string">
              <text:p text:style-name="MP5"><text:span text:style-name="MT3">Page 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upporting Requirements</dc:title>
    <dc:subject>&lt;Project Name&gt;</dc:subject>
    <meta:creation-date>2018-04-10T15:43:18.775696949</meta:creation-date>
    <dc:date>2018-04-10T17:49:50.506888915</dc:date>
    <meta:print-date>2001-03-15T14:26:00</meta:print-date>
    <meta:editing-cycles>15</meta:editing-cycles>
    <meta:editing-duration>PT1H23M26S</meta:editing-duration>
    <meta:generator>LibreOffice/5.1.6.2$Linux_X86_64 LibreOffice_project/10m0$Build-2</meta:generator>
    <meta:document-statistic meta:table-count="2" meta:image-count="0" meta:object-count="0" meta:page-count="2" meta:paragraph-count="49" meta:word-count="548" meta:character-count="3631" meta:non-whitespace-character-count="3143"/>
  </office:meta>
</office:document-meta>
</file>